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6.3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ss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rown out prevention measures are required as not every USB port that programs the device can provide enough current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USB PD power instead of XT30 will slim down the ports and have a higher capacity (due to not many systems using XT30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Low profile dupont connectors have unreliable mounting and connection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doesn’t have proper speed control and emits screeching noises when below 85% and above 60% with PWM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prevents them from operating below 40% with PWM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Using slightly transparent filament causes welds to stand out, use fully opaque only if possible for the weld seam loca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For prints of different colour that is adhered via JB weld, other adhesives or thermal welds, sanding to 200 grit then priming then paint is requir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Bolted electronic covers work pretty well however water proofing them would be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emp Mount</text:p>
          </table:table-cell>
          <table:table-cell office:value-type="string" calcext:value-type="string">
            <text:p>Temp mounts leave bolt holes and weld seams that need extra sanding, slowing production; a more integrated method is needed.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e careful to clean any dust before forming PET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PETG generally doesn’t have to be dri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water and towels removes the majority of dus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Not fully wiping away all water leaves welts on the surface of the plastic post forming due to delayed heating and cooling under the dropl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oo hot temperatures cause sheet to buck adhesion which results in random areas adhering to the buck itself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Once the material’s temperature is detectable on the far side of the plastic, it will continue heating through thermal transfer and heat soa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material even if not heated constantly will continue to sag due to heat soak, so cut off the heat a bit earlier to allow this and prevent over heat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plumbing has leakages in the interfaces between pipes causing lower vacuum pressu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material frame and platen doesn’t seal fully due not having any rubbery or sealing forces other than just metal on wood varnish causing leak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Low vacuum pressure from the standard house corded vacuum causes forms to not fully draw even if the sheet of material is still sof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White ASA buck has better performance than black ASA as it is unaffected by the heater’s IR radiation as the colour is less prone to absorbing i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Due to the current vacuum former lacking precise temp control along with it being designed for polycarbonate, the PETG constantly over heats no matter wha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Visor seam doesnt properly align to the edge of the build, a better buck design or edge seam alignment mechanism may work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A proper manufacturing order and sequence will prevent high down time and work inefficiency due to process requiring other processes to be complet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</table:table>
      <table:table table:name="Done Wel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19:17:19.450136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1-14T19:23:54.763693700</dc:date>
    <meta:editing-duration>P3DT6H28M58S</meta:editing-duration>
    <meta:editing-cycles>61</meta:editing-cycles>
    <meta:generator>LibreOffice/25.2.6.2$Windows_X86_64 LibreOffice_project/729c5bfe710f5eb71ed3bbde9e06a6065e9c6c5d</meta:generator>
    <meta:document-statistic meta:table-count="2" meta:cell-count="177" meta:object-count="0"/>
  </office:meta>
</office:document-meta>
</file>